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a1d1"/>
    </style:style>
    <style:style style:name="P2" style:family="paragraph" style:parent-style-name="Standard">
      <style:text-properties officeooo:paragraph-rsid="0011efb1"/>
    </style:style>
    <style:style style:name="T1" style:family="text">
      <style:text-properties officeooo:rsid="0010a1d1"/>
    </style:style>
    <style:style style:name="T2" style:family="text">
      <style:text-properties officeooo:rsid="0011ef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C0<text:span text:style-name="T1">3</text:span> – <text:span text:style-name="T2">Consultar histórico de pedidos</text:span></text:p>
      <text:p text:style-name="P1">Ator: <text:span text:style-name="T1">Funcionário</text:span></text:p>
      <text:p text:style-name="P1">Pré-condição: <text:span text:style-name="T2">Ter pedidos cadastrados</text:span></text:p>
      <text:p text:style-name="P1">Pós-condição: <text:span text:style-name="T2">Lista de histórico de pedidos</text:span></text:p>
      <text:p text:style-name="P1">Prioridade: Importante </text:p>
      <text:p text:style-name="P1"/>
      <text:p text:style-name="P1">Fluxo Principal: </text:p>
      <text:p text:style-name="P1"/>
      <text:p text:style-name="P1">1. <text:span text:style-name="T2">Funcionário solicita ao sistema busca de histórico de pedidos</text:span></text:p>
      <text:p text:style-name="P1">2. <text:span text:style-name="T2">Busca na base de dados todos os pedidos cadastrados</text:span></text:p>
      <text:p text:style-name="P1">3. <text:span text:style-name="T2">Ordena por data os pedidos</text:span></text:p>
      <text:p text:style-name="P1">4. <text:span text:style-name="T2">Formata os dados</text:span></text:p>
      <text:p text:style-name="P1">5. <text:span text:style-name="T2">Visualização dos dados</text:span></text:p>
      <text:p text:style-name="P1"/>
      <text:p text:style-name="P1">Fluxos Alternativos: </text:p>
      <text:p text:style-name="P1"/>
      <text:p text:style-name="P2"><text:span text:style-name="T2">Não te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00:14:14.974105651</meta:creation-date>
    <dc:date>2020-09-28T00:32:16.692138579</dc:date>
    <meta:editing-duration>PT7M41S</meta:editing-duration>
    <meta:editing-cycles>1</meta:editing-cycles>
    <meta:document-statistic meta:table-count="0" meta:image-count="0" meta:object-count="0" meta:page-count="1" meta:paragraph-count="13" meta:word-count="59" meta:character-count="393" meta:non-whitespace-character-count="343"/>
    <meta:generator>LibreOffice/6.4.5.2$Linux_X86_64 LibreOffice_project/40$Build-2</meta:generator>
  </office:meta>
</office:document-meta>
</file>